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412cm" fo:min-width="7.12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412cm" fo:min-width="7.12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412cm" fo:min-width="7.127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412cm" fo:min-width="7.127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412cm" fo:min-width="7.12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412cm" fo:min-width="7.12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776cm" fo:min-width="7.08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412cm" fo:min-width="7.12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804cm" fo:min-width="7.08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804cm" fo:min-width="7.083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9.561cm" fo:min-width="11.21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3.189cm" fo:min-width="11.21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6.469cm" fo:min-width="11.00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6.469cm" fo:min-width="11.5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6.231cm" fo:min-width="11.723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Footer Placeholder 3" presentation:style-name="pr1" draw:text-style-name="P2" draw:layer="layout" svg:width="11.429cm" svg:height="1.013cm" svg:x="11.218cm" svg:y="17.657cm" presentation:class="footer" presentation:user-transformed="true">
          <draw:text-box>
            <text:p text:style-name="P1"><text:span text:style-name="T1">Objective: Explain why William of Normandy won the Battle of Hastings in 1066</text:span></text:p>
          </draw:text-box>
        </draw:frame>
        <draw:frame draw:name="Slide Number Placeholder 4" presentation:style-name="pr1" draw:text-style-name="P2" draw:layer="layout" svg:width="7.619cm" svg:height="1.013cm" svg:x="23.918cm" svg:y="17.657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custom-shape draw:name="Rectangle 5" draw:style-name="gr1" draw:text-style-name="P5" draw:layer="layout" svg:width="8.715cm" svg:height="2.541cm" svg:x="12.575cm" svg:y="0.553cm">
          <text:p text:style-name="P4"><text:span text:style-name="T2">Do it no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6" draw:style-name="gr2" draw:text-style-name="P6" draw:layer="layout" svg:width="7.805cm" svg:height="1.84cm" svg:x="3.169cm" svg:y="2.703cm">
          <text:p text:style-name="P4"><text:span text:style-name="T3">1. Harald Hardrad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0" draw:style-name="gr3" draw:text-style-name="P6" draw:layer="layout" svg:width="7.805cm" svg:height="1.84cm" svg:x="3.136cm" svg:y="5.503cm">
          <text:p text:style-name="P4"><text:span text:style-name="T3">2. Edward the Confess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1" draw:style-name="gr4" draw:text-style-name="P6" draw:layer="layout" svg:width="7.805cm" svg:height="1.84cm" svg:x="3.169cm" svg:y="8.387cm">
          <text:p text:style-name="P4"><text:span text:style-name="T3">3. The Wita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2" draw:style-name="gr5" draw:text-style-name="P6" draw:layer="layout" svg:width="7.805cm" svg:height="1.84cm" svg:x="3.201cm" svg:y="11.34cm">
          <text:p text:style-name="P4"><text:span text:style-name="T3">4. Oat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3" draw:style-name="gr6" draw:text-style-name="P6" draw:layer="layout" svg:width="7.805cm" svg:height="1.84cm" svg:x="3.169cm" svg:y="14.246cm">
          <text:p text:style-name="P4"><text:span text:style-name="T3">5. Tosti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" draw:style-name="gr7" draw:text-style-name="P6" draw:layer="layout" svg:width="7.805cm" svg:height="1.84cm" svg:x="23.732cm" svg:y="2.594cm">
          <text:p text:style-name="P4"><text:span text:style-name="T3">A. King of England who died in January 106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" draw:style-name="gr8" draw:text-style-name="P6" draw:layer="layout" svg:width="7.805cm" svg:height="2.244cm" svg:x="23.732cm" svg:y="5.459cm">
          <text:p text:style-name="P4"><text:span text:style-name="T3">B. A serious promise, often made to God by religious peopl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6" draw:style-name="gr9" draw:text-style-name="P6" draw:layer="layout" svg:width="7.805cm" svg:height="1.84cm" svg:x="23.718cm" svg:y="8.676cm">
          <text:p text:style-name="P4"><text:span text:style-name="T3">C. Brother of Harold Godwinson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7" draw:style-name="gr10" draw:text-style-name="P6" draw:layer="layout" svg:width="7.805cm" svg:height="2.276cm" svg:x="23.718cm" svg:y="11.558cm">
          <text:p text:style-name="P4"><text:span text:style-name="T3">D. King of Norway. Defeated at the Battle of Stamford Bridg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8" draw:style-name="gr11" draw:text-style-name="P6" draw:layer="layout" svg:width="7.805cm" svg:height="2.276cm" svg:x="23.718cm" svg:y="14.757cm">
          <text:p text:style-name="P4"><text:span text:style-name="T3">E. A council whose job it was to advise the King of England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0" draw:style-name="gr12" draw:text-style-name="P7" xml:id="id1" draw:id="id1" draw:layer="layout" svg:width="11.719cm" svg:height="9.811cm" svg:x="11.385cm" svg:y="3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13" draw:text-style-name="P7" xml:id="id2" draw:id="id2" draw:layer="layout" svg:width="11.719cm" svg:height="3.439cm" svg:x="11.494cm" svg:y="3.3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14" draw:text-style-name="P7" xml:id="id3" draw:id="id3" draw:layer="layout" svg:width="11.508cm" svg:height="6.719cm" svg:x="11.65cm" svg:y="9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15" draw:text-style-name="P7" xml:id="id4" draw:id="id4" draw:layer="layout" svg:width="12.01cm" svg:height="6.719cm" svg:x="11.298cm" svg:y="6.0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1" draw:style-name="gr16" draw:text-style-name="P7" xml:id="id5" draw:id="id5" draw:layer="layout" svg:width="12.223cm" svg:height="6.481cm" svg:x="11.218cm" svg:y="8.876cm">
          <text:p/>
          <draw:enhanced-geometry draw:mirror-horizontal="false" draw:mirror-vertical="tru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3.9000015258789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8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6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799999237060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41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799999237060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7999992370605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0.482cm" svg:height="3.18cm" svg:x="1.693cm" svg:y="0.759cm" presentation:class="title" presentation:placeholder="true">
        <draw:text-box/>
      </draw:frame>
      <draw:frame presentation:style-name="Default-outline1" draw:layer="backgroundobjects" svg:width="30.482cm" svg:height="11.048cm" svg:x="1.693cm" svg:y="4.457cm" presentation:class="outline" presentation:placeholder="true">
        <draw:text-box/>
      </draw:frame>
      <draw:frame presentation:style-name="Mpr1" draw:text-style-name="MP2" draw:layer="backgroundobjects" svg:width="7.891cm" svg:height="1.312cm" svg:x="1.693cm" svg:y="17.35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0.736cm" svg:height="1.312cm" svg:x="11.583cm" svg:y="17.35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891cm" svg:height="1.312cm" svg:x="24.284cm" svg:y="17.35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8" draw:layer="backgroundobjects" svg:width="30.724cm" svg:height="8.02cm" svg:x="5.12cm" svg:y="3.771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5" draw:text-style-name="MP10" draw:layer="backgroundobjects" svg:width="9.216cm" svg:height="1.225cm" svg:x="2.816cm" svg:y="21.356cm" presentation:class="date-time" presentation:user-transformed="true">
        <draw:text-box>
          <text:p text:style-name="MP9"><text:span text:style-name="MT2"><text:date style:data-style-name="D4" text:date-value="2020-02-11">11/02/2020</text:date></text:span></text:p>
        </draw:text-box>
      </draw:frame>
      <draw:frame draw:name="Footer Placeholder 4" presentation:style-name="Mpr5" draw:text-style-name="MP10" draw:layer="backgroundobjects" svg:width="13.825cm" svg:height="1.225cm" svg:x="13.569cm" svg:y="21.356cm" presentation:class="footer" presentation:user-transformed="true">
        <draw:text-box>
          <text:p text:style-name="MP11"><text:span text:style-name="MT2">Objective: Explain why William of Normandy won the Battle of Hastings in 1066</text:span></text:p>
        </draw:text-box>
      </draw:frame>
      <draw:frame draw:name="Slide Number Placeholder 5" presentation:style-name="Mpr5" draw:text-style-name="MP10" draw:layer="backgroundobjects" svg:width="9.216cm" svg:height="1.225cm" svg:x="28.932cm" svg:y="21.356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presentation:style-name="Title_20_Slide-outline1" draw:layer="backgroundobjects" svg:width="36.869cm" svg:height="13.363cm" svg:x="2.047cm" svg:y="5.39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11T11:01:50.265205894</meta:creation-date>
    <dc:date>2020-02-11T11:07:07.184337770</dc:date>
    <meta:editing-duration>PT5M18S</meta:editing-duration>
    <meta:editing-cycles>1</meta:editing-cycles>
    <meta:document-statistic meta:object-count="52"/>
    <meta:generator>LibreOffice/6.3.4.2$MacOSX_X86_64 LibreOffice_project/60da17e045e08f1793c57c00ba83cdfce946d0aa</meta:generator>
  </office:meta>
</office:document-meta>
</file>